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font-size-asian="16pt" style:font-size-complex="16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libri"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Calibri" fo:font-size="14pt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left="2.117cm" fo:margin-right="0cm" fo:text-indent="0cm" style:auto-text-indent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 style:list-style-name="L2">
      <style:paragraph-properties fo:margin-left="2.117cm" fo:margin-right="0cm" fo:text-indent="0cm" style:auto-text-indent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2.117cm" fo:margin-right="0cm" fo:text-indent="0cm" style:auto-text-indent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margin-left="2.117cm" fo:margin-right="0cm" fo:text-indent="0cm" style:auto-text-indent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font-name="Calibri"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TIETORAKENTEIDEN HARJOITUSTYÖ</text:p>
      <text:p text:style-name="P2">Toteutusdokumentti</text:p>
      <text:p text:style-name="P3"/>
      <text:p text:style-name="P4"><text:tab/><text:tab/><text:tab/><text:tab/><text:tab/><text:tab/><text:tab/><text:tab/><text:tab/><text:tab/><text:tab/><text:tab/><text:tab/><text:tab/><text:tab/>Tekijä: <text:span text:style-name="T1">Juho Eskelinen</text:span></text:p>
      <text:p text:style-name="Standard"><text:span text:style-name="T2"><text:tab/><text:tab/><text:tab/><text:tab/><text:tab/><text:tab/><text:tab/><text:tab/><text:tab/><text:tab/><text:tab/><text:tab/><text:tab/><text:tab/><text:tab/>Ohjaaja: </text:span><text:span text:style-name="T3">Kristiina Paloheimo</text:span></text:p>
      <text:p text:style-name="P5"/>
      <text:p text:style-name="P5"/>
      <text:p text:style-name="P7">Aihe:</text:p>
      <text:p text:style-name="P9">Matriisilaskentakirjasto Javaan.</text:p>
      <text:p text:style-name="P9"/>
      <text:p text:style-name="P9">Ei null-tarkistuksia, koska ne ovat virheellisiä syötteitä. Annetaan siitä syntyvän virheen mennä menoja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02T23:24:55.29</meta:creation-date>
    <dc:date>2012-08-03T17:07:46.35</dc:date>
    <meta:editing-duration>PT12M12S</meta:editing-duration>
    <meta:editing-cycles>4</meta:editing-cycles>
    <meta:generator>LibreOffice/3.3$Win32 LibreOffice_project/330m19$Build-202</meta:generator>
    <meta:document-statistic meta:table-count="0" meta:image-count="0" meta:object-count="0" meta:page-count="1" meta:paragraph-count="7" meta:word-count="25" meta:character-count="271"/>
  </office:meta>
</office:document-meta>
</file>